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Tahoma" svg:font-family="Tahoma" style:font-family-generic="swiss"/>
    <style:font-face style:name="DejaVu Sans" svg:font-family="'DejaVu Sans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8.1924in" fo:margin-left="-0.0674in" table:align="left" style:writing-mode="lr-tb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1.4396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0.4688in"/>
    </style:style>
    <style:style style:name="Table1.E" style:family="table-column">
      <style:table-column-properties style:column-width="0.8382in"/>
    </style:style>
    <style:style style:name="Table1.F" style:family="table-column">
      <style:table-column-properties style:column-width="0.8806in"/>
    </style:style>
    <style:style style:name="Table1.G" style:family="table-column">
      <style:table-column-properties style:column-width="0.9944in"/>
    </style:style>
    <style:style style:name="Table1.H" style:family="table-column">
      <style:table-column-properties style:column-width="1.3833in"/>
    </style:style>
    <style:style style:name="Table1.1" style:family="table-row">
      <style:table-row-properties style:min-row-height="0.1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5299in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559in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H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H23" style:family="table-cell" style:data-style-name="N4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28" style:family="table-row">
      <style:table-row-properties style:min-row-height="0.4951in"/>
    </style:style>
    <style:style style:name="Table1.A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29" style:family="table-row">
      <style:table-row-properties style:min-row-height="0.8806in"/>
    </style:style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writing-mode="lr-tb"/>
      <style:text-properties fo:color="#000000" style:font-name="Times New Roman" fo:font-size="24pt" fo:language="en" fo:country="IN" fo:font-style="normal" fo:font-weight="bold" style:letter-kerning="true" style:font-size-asian="24pt" style:font-style-asian="normal" style:font-weight-asian="bold" style:font-name-complex="DejaVu Sans" style:font-size-complex="12pt" style:font-style-complex="normal" style:font-weight-complex="bold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writing-mode="lr-tb"/>
      <style:text-properties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margin-left="0in" fo:margin-right="0in" fo:text-align="end" style:justify-single-word="false" fo:text-indent="0in" style:auto-text-indent="false" style:text-autospace="none" style:writing-mode="lr-tb"/>
      <style:text-properties style:font-name="Times New Roman1" fo:font-size="12pt" fo:font-weight="bold" officeooo:rsid="004a1b0a" officeooo:paragraph-rsid="004a1b0a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writing-mode="lr-tb"/>
      <style:text-properties style:font-name="Times New Roman1" fo:font-size="10pt" fo:font-weight="normal" officeooo:paragraph-rsid="00450ade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writing-mode="lr-tb"/>
      <style:text-properties style:font-name="Times New Roman1" fo:font-size="10pt" fo:font-weight="normal" officeooo:paragraph-rsid="00450ade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 style:text-autospace="none" style:writing-mode="lr-tb"/>
      <style:text-properties style:font-name="Times New Roman1" fo:font-size="10pt" fo:font-weight="normal" officeooo:paragraph-rsid="00450ade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in" fo:margin-right="0in" fo:margin-top="0.0335in" fo:margin-bottom="0.0335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Times New Roman1" fo:font-size="9pt" fo:language="zxx" fo:country="none" fo:font-style="normal" fo:text-shadow="none" style:text-underline-style="none" fo:font-weight="normal" officeooo:paragraph-rsid="00450ade" fo:background-color="transparent" style:font-name-asian="Tahoma1" style:font-size-asian="9pt" style:language-asian="en" style:country-asian="US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margin-left="0in" fo:margin-right="0.0098in" fo:margin-top="0.0598in" fo:margin-bottom="0.0598in" style:contextual-spacing="false" fo:text-align="start" style:justify-single-word="false" fo:text-indent="0in" style:auto-text-indent="false" style:snap-to-layout-grid="fals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officeooo:paragraph-rsid="00450ade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0pt" officeooo:rsid="0032dcfa" officeooo:paragraph-rsid="0032dcfa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0pt" officeooo:rsid="0032dcfa" officeooo:paragraph-rsid="003d8c34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0pt" officeooo:rsid="0032dcfa" officeooo:paragraph-rsid="004371c0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0pt" officeooo:rsid="0032dcfa" officeooo:paragraph-rsid="005bbf8e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0pt" officeooo:rsid="0032dcfa" officeooo:paragraph-rsid="003628c8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0pt" officeooo:paragraph-rsid="004b3037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0pt" officeooo:rsid="0040bd8a" officeooo:paragraph-rsid="0040bd8a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0pt" officeooo:rsid="0044217f" officeooo:paragraph-rsid="0044217f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0pt" officeooo:rsid="00450ade" officeooo:paragraph-rsid="00450ade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0pt" officeooo:rsid="00450ade" officeooo:paragraph-rsid="00450ade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0pt" officeooo:rsid="004f2f82" officeooo:paragraph-rsid="004f2f82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3d8c34" officeooo:paragraph-rsid="003d8c34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40bd8a" officeooo:paragraph-rsid="0040bd8a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488fd7" officeooo:paragraph-rsid="00488fd7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9pt" officeooo:rsid="003d8c34" officeooo:paragraph-rsid="003d8c34" style:font-size-asian="9pt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9pt" officeooo:rsid="003d8c34" officeooo:paragraph-rsid="003f7b6e" style:font-size-asian="9pt" style:font-size-complex="9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9pt" officeooo:rsid="0040bd8a" officeooo:paragraph-rsid="0040bd8a" style:font-size-asian="9pt" style:font-size-complex="9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9pt" officeooo:rsid="0041b250" officeooo:paragraph-rsid="0041b250" style:font-size-asian="9pt" style:font-size-complex="9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9pt" officeooo:rsid="004371c0" officeooo:paragraph-rsid="004371c0" style:font-size-asian="9pt" style:font-size-complex="9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9pt" officeooo:rsid="004f2f82" officeooo:paragraph-rsid="004f2f82" style:font-size-asian="9pt" style:font-size-complex="9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9pt" officeooo:rsid="002f38a4" officeooo:paragraph-rsid="002f38a4" style:font-size-asian="9pt" style:font-size-complex="9pt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9pt" officeooo:rsid="0032dcfa" officeooo:paragraph-rsid="0032dcfa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1pt" officeooo:rsid="003f7b6e" officeooo:paragraph-rsid="003f7b6e" style:font-size-asian="11pt" style:font-size-complex="11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1pt" officeooo:rsid="0041b250" officeooo:paragraph-rsid="0041b250" style:font-size-asian="11pt" style:font-size-complex="11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8pt" officeooo:rsid="0032dcfa" officeooo:paragraph-rsid="0032dcfa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pt" fo:language="en" fo:country="IN" fo:font-style="normal" fo:text-shadow="none" style:text-underline-style="none" fo:font-weight="normal" officeooo:rsid="00200731" officeooo:paragraph-rsid="003387be" style:letter-kerning="true" fo:background-color="transparent" style:font-name-asian="Tahoma1" style:font-size-asian="10pt" style:language-asian="en" style:country-asian="US" style:font-style-asian="normal" style:font-weight-asian="normal" style:font-name-complex="DejaVu Sans" style:font-size-complex="10pt" style:font-style-complex="normal" style:font-weight-complex="normal" style:text-emphasize="none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pt" fo:language="en" fo:country="IN" fo:font-style="normal" fo:text-shadow="none" style:text-underline-style="none" fo:font-weight="normal" officeooo:rsid="00200731" officeooo:paragraph-rsid="003f7b6e" style:letter-kerning="true" fo:background-color="transparent" style:font-name-asian="Tahoma1" style:font-size-asian="10pt" style:language-asian="en" style:country-asian="US" style:font-style-asian="normal" style:font-weight-asian="normal" style:font-name-complex="DejaVu Sans" style:font-size-complex="10pt" style:font-style-complex="normal" style:font-weight-complex="normal" style:text-emphasize="none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pt" fo:language="en" fo:country="IN" fo:font-style="normal" fo:text-shadow="none" style:text-underline-style="none" fo:font-weight="normal" officeooo:rsid="00200731" officeooo:paragraph-rsid="00450ade" style:letter-kerning="true" fo:background-color="transparent" style:font-name-asian="Tahoma1" style:font-size-asian="10pt" style:language-asian="en" style:country-asian="US" style:font-style-asian="normal" style:font-weight-asian="normal" style:font-name-complex="DejaVu Sans" style:font-size-complex="10pt" style:font-style-complex="normal" style:font-weight-complex="normal" style:text-emphasize="none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0pt" fo:language="en" fo:country="IN" fo:font-style="normal" fo:text-shadow="none" style:text-underline-style="none" fo:font-weight="normal" officeooo:rsid="00200731" officeooo:paragraph-rsid="003d8c34" style:letter-kerning="true" fo:background-color="transparent" style:font-name-asian="Tahoma1" style:font-size-asian="10pt" style:language-asian="en" style:country-asian="US" style:font-style-asian="normal" style:font-weight-asian="normal" style:font-name-complex="DejaVu Sans" style:font-size-complex="10pt" style:font-style-complex="normal" style:font-weight-complex="normal" style:text-emphasize="none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0pt" fo:language="en" fo:country="IN" fo:font-style="normal" fo:text-shadow="none" style:text-underline-style="none" fo:font-weight="bold" officeooo:rsid="00200731" officeooo:paragraph-rsid="003d8c34" style:letter-kerning="true" fo:background-color="transparent" style:font-name-asian="Tahoma1" style:font-size-asian="10pt" style:language-asian="en" style:country-asian="US" style:font-style-asian="normal" style:font-weight-asian="bold" style:font-name-complex="DejaVu Sans" style:font-size-complex="10pt" style:font-style-complex="normal" style:font-weight-complex="bold" style:text-emphasize="none" style:text-overline-style="none" style:text-overline-color="font-color"/>
    </style:style>
    <style:style style:name="P41" style:family="paragraph" style:parent-style-name="Frame_20_contents">
      <style:paragraph-properties fo:text-align="center" style:justify-single-word="false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pt" fo:language="en" fo:country="IN" fo:font-style="normal" fo:text-shadow="none" style:text-underline-style="none" fo:font-weight="normal" officeooo:rsid="00200731" officeooo:paragraph-rsid="00601614" style:letter-kerning="true" fo:background-color="transparent" style:font-name-asian="Tahoma1" style:font-size-asian="10pt" style:language-asian="en" style:country-asian="US" style:font-style-asian="normal" style:font-weight-asian="normal" style:font-name-complex="DejaVu Sans" style:font-size-complex="10pt" style:font-style-complex="normal" style:font-weight-complex="normal" style:text-emphasize="none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pt" fo:language="en" fo:country="IN" fo:font-style="normal" fo:text-shadow="none" style:text-underline-style="none" fo:font-weight="normal" officeooo:rsid="00200731" officeooo:paragraph-rsid="00638ffb" style:letter-kerning="true" fo:background-color="transparent" style:font-name-asian="Tahoma1" style:font-size-asian="10pt" style:language-asian="en" style:country-asian="US" style:font-style-asian="normal" style:font-weight-asian="normal" style:font-name-complex="DejaVu Sans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fo:language="en" fo:country="IN" fo:font-style="normal" fo:text-shadow="none" style:text-underline-style="none" fo:font-weight="normal" officeooo:rsid="00200731" style:letter-kerning="true" fo:background-color="transparent" loext:char-shading-value="0" style:font-name-asian="Tahoma1" style:language-asian="en" style:country-asian="US" style:font-style-asian="normal" style:font-weight-asian="normal" style:font-name-complex="DejaVu Sans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Times New Roman1" fo:language="en" fo:country="IN" fo:font-style="normal" fo:text-shadow="none" style:text-underline-style="none" fo:font-weight="normal" officeooo:rsid="00200731" style:letter-kerning="true" fo:background-color="transparent" loext:char-shading-value="0" style:font-name-asian="Tahoma1" style:language-asian="en" style:country-asian="US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2ed48f" style:font-size-asian="16pt" style:font-size-complex="1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4b3037"/>
    </style:style>
    <style:style style:name="T7" style:family="text">
      <style:text-properties officeooo:rsid="004d555b"/>
    </style:style>
    <style:style style:name="T8" style:family="text">
      <style:text-properties officeooo:rsid="0059119d"/>
    </style:style>
    <style:style style:name="fr1" style:family="graphic" style:parent-style-name="Frame">
      <style:graphic-properties style:vertical-pos="from-top" style:vertical-rel="paragraph" style:horizontal-pos="from-left" style:horizontal-rel="paragraph">
        <style:columns fo:column-count="1" fo:column-gap="0in"/>
      </style:graphic-properties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: asimage(o.lead_id.company_id.logo)" text:anchor-type="paragraph" svg:x="0.0299in" svg:y="0.4701in" svg:width="1.1374in" style:rel-width="14%" svg:height="1.3654in" style:rel-height="12%" draw:z-index="0"><draw:text-box><text:p text:style-name="P41"/></draw:text-box></draw:frame><text:span text:style-name="T3"><text:tab/></text:span><text:span text:style-name="T4">SAMPLE INVOIC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3" office:value-type="string">
            <text:p text:style-name="P31">EXPORTER/MANUFACTURER</text:p>
          </table:table-cell>
          <table:covered-table-cell/>
          <table:covered-table-cell/>
          <table:table-cell table:style-name="Table1.D1" table:number-columns-spanned="5" office:value-type="string">
            <text:p text:style-name="P31">INVOICE NO.&amp;DA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3" office:value-type="string">
            <text:p text:style-name="P9"/>
          </table:table-cell>
          <table:table-cell table:style-name="Table1.A2" table:number-rows-spanned="3" table:number-columns-spanned="2" office:value-type="string">
            <text:p text:style-name="P9"/>
            <text:p text:style-name="P9"/>
            <text:p text:style-name="P36"><text:placeholder text:placeholder-type="text">&lt;o.lead_id.company_id.name or ''&gt;</text:placeholder></text:p>
            <text:p text:style-name="P14"><text:span text:style-name="T1"><text:placeholder text:placeholder-type="text">&lt;o.lead_id.company_id.street or ''&gt;</text:placeholder></text:span><text:span text:style-name="T1">,</text:span><text:span text:style-name="T1"><text:placeholder text:placeholder-type="text">&lt;o.lead_id.company_id.street2 or ''&gt;</text:placeholder></text:span><text:span text:style-name="T1">,</text:span><text:span text:style-name="T1"><text:placeholder text:placeholder-type="text">&lt;o.lead_id.company_id.state_id.name or ''&gt;</text:placeholder></text:span><text:span text:style-name="T1">,</text:span><text:span text:style-name="T1"><text:placeholder text:placeholder-type="text">&lt;o.lead_id.company_id.country_id.name or ''&gt;</text:placeholder></text:span></text:p>
          </table:table-cell>
          <table:covered-table-cell/>
          <table:table-cell table:style-name="Table1.A2" table:number-columns-spanned="3" office:value-type="string">
            <text:p text:style-name="P10">SAMPLE: <text:span text:style-name="T1"><text:placeholder text:placeholder-type="text">&lt;o.name or ''&gt;</text:placeholder></text:span></text:p>
          </table:table-cell>
          <table:covered-table-cell/>
          <table:covered-table-cell/>
          <table:table-cell table:style-name="Table1.G2" table:number-columns-spanned="2" office:value-type="float" office:value="0">
            <text:p text:style-name="P13">DT: <text:s/><text:span text:style-name="T1"><text:placeholder text:placeholder-type="text">&lt;get_vietname_date(o.invoice_date)  or ''&gt;</text:placeholder></text:span></text:p>
          </table:table-cell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D20" table:number-columns-spanned="5" office:value-type="string">
            <text:p text:style-name="P35">BUYER ORDER NO.&amp;DATE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covered-table-cell/>
          <table:covered-table-cell/>
          <table:covered-table-cell/>
          <table:table-cell table:style-name="Table1.D20" table:number-columns-spanned="5" office:value-type="string">
            <text:p text:style-name="P32">OTHER REFERENCE(S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22">CONSIGNEE</text:p>
          </table:table-cell>
          <table:covered-table-cell/>
          <table:covered-table-cell/>
          <table:table-cell table:style-name="Table1.D20" table:number-rows-spanned="5" table:number-columns-spanned="5" office:value-type="string">
            <text:p text:style-name="P25">BUYER IF OTHER THAN CONSIGNE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40"><text:placeholder text:placeholder-type="text">&lt;o.consigne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39"><text:placeholder text:placeholder-type="text">&lt;o.stree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39"><text:placeholder text:placeholder-type="text">&lt;o.city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11"><text:span text:style-name="T1"><text:placeholder text:placeholder-type="text">&lt;o.state_id.name or ''&gt;</text:placeholder></text:span><text:span text:style-name="T1"> <text:s text:c="2"/></text:span><text:span text:style-name="T1"><text:placeholder text:placeholder-type="text">&lt;o.zip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39"><text:placeholder text:placeholder-type="text">&lt;o.country_id.name or ''&gt;</text:placeholder></text:p>
          </table:table-cell>
          <table:covered-table-cell/>
          <table:covered-table-cell/>
          <table:table-cell table:style-name="Table1.A2" table:number-rows-spanned="2" table:number-columns-spanned="3" office:value-type="string">
            <text:p text:style-name="P25">COUNTRY OF ORIGIN OF GOODS</text:p>
            <text:p text:style-name="P33">INDIA</text:p>
          </table:table-cell>
          <table:covered-table-cell/>
          <table:covered-table-cell/>
          <table:table-cell table:style-name="Table1.G11" table:number-rows-spanned="2" table:number-columns-spanned="2" office:value-type="string">
            <text:p text:style-name="P26">COUNTRY OF FINAL DESTINATION</text:p>
            <text:p text:style-name="P37"><text:placeholder text:placeholder-type="text">&lt;o.country_id.name or ''&gt;</text:placeholder></text:p>
          </table:table-cell>
          <table:covered-table-cell/>
        </table:table-row>
        <table:table-row>
          <table:table-cell table:style-name="Table1.A2" table:number-columns-spanned="3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9"/>
          </table:table-cell>
          <table:covered-table-cell/>
          <table:covered-table-cell/>
          <table:table-cell table:style-name="Table1.D20" table:number-rows-spanned="9" table:number-columns-spanned="5" office:value-type="string">
            <text:p text:style-name="P18">TERMS OF DELIVERY AND PAYMENT</text:p>
            <text:p text:style-name="P18"/>
            <text:p text:style-name="P18"/>
            <text:p text:style-name="P18"/>
            <text:p text:style-name="P18"/>
            <text:p text:style-name="P18"><text:s text:c="25"/>NO COMMERCIAL VALUE</text:p>
            <text:p text:style-name="P18"><text:s text:c="25"/>NOT FOR SAL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17"><text:span text:style-name="T5">ATTN:</text:span> <text:span text:style-name="T1"><text:placeholder text:placeholder-type="text">&lt;o.contact_id.name or ''&gt;</text:placeholder></text:span><text:span text:style-name="T1"> </text:span><text:span text:style-name="T1"><text:placeholder text:placeholder-type="text">&lt;o.contact_id.last_name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23">Tel: <text:span text:style-name="T1"><text:placeholder text:placeholder-type="text">&lt;o.contact_id.phone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7">PRE-CARRIAGE BY</text:p>
          </table:table-cell>
          <table:table-cell table:style-name="Table1.A2" table:number-columns-spanned="2" office:value-type="string">
            <text:p text:style-name="P27">PLACE OF RECEIPT BY PRE-CARRI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5"/>
          </table:table-cell>
          <table:table-cell table:style-name="Table1.A2" table:number-columns-spanned="2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8">VESSEL/FLIGHT</text:p>
          </table:table-cell>
          <table:table-cell table:style-name="Table1.A2" table:number-columns-spanned="2" office:value-type="string">
            <text:p text:style-name="P28">DISPATCH LOC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5"/>
          </table:table-cell>
          <table:table-cell table:style-name="Table1.A2" table:number-columns-spanned="2" office:value-type="string">
            <text:p text:style-name="P34">TUTICORIN, INDI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29">PORT OF DISCHARG FINAL DESTIN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5"/>
          </table:table-cell>
          <table:table-cell table:style-name="Table1.A2" table:number-columns-spanned="2" office:value-type="string">
            <text:p text:style-name="P12"><text:span text:style-name="T1"><text:placeholder text:placeholder-type="text">&lt;o.city or ''&gt;</text:placeholder></text:span><text:span text:style-name="T1">, </text:span><text:span text:style-name="T1"><text:placeholder text:placeholder-type="text">&lt;o.country_id.name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0">MARKS&amp;NOS./ <text:s text:c="7"/></text:p>
            <text:p text:style-name="P20">CONTAINER NO.</text:p>
          </table:table-cell>
          <table:table-cell table:style-name="Table1.A2" office:value-type="string">
            <text:p text:style-name="P20">NO.&amp;KIND OF PKGS. </text:p>
          </table:table-cell>
          <table:table-cell table:style-name="Table1.A2" table:number-columns-spanned="3" office:value-type="string">
            <text:p text:style-name="P20">DESCRIPTION OF GOODS</text:p>
          </table:table-cell>
          <table:covered-table-cell/>
          <table:covered-table-cell/>
          <table:table-cell table:style-name="Table1.A2" office:value-type="string">
            <text:p text:style-name="P19">QUA<text:span text:style-name="T8">N</text:span>TITY</text:p>
            <text:p text:style-name="P19">KGS</text:p>
          </table:table-cell>
          <table:table-cell table:style-name="Table1.A2" office:value-type="string">
            <text:p text:style-name="P19">RATE PER KG</text:p>
            <text:p text:style-name="P38"><text:placeholder text:placeholder-type="text">&lt;o.currency_id and o.currency_id.symbol or ''&gt;</text:placeholder></text:p>
          </table:table-cell>
          <table:table-cell table:style-name="Table1.H21" office:value-type="string">
            <text:p text:style-name="P19">AMOUNT</text:p>
            <text:p text:style-name="P43"><text:placeholder text:placeholder-type="text">&lt;o.currency_id and o.currency_id.symbol or ''&gt;</text:placeholder></text:p>
          </table:table-cell>
        </table:table-row>
        <table:table-row>
          <table:table-cell table:style-name="Table1.A28" table:number-columns-spanned="8" office:value-type="string">
            <text:p text:style-name="P8"><text:placeholder text:placeholder-type="text">&lt;for each="sequence,line in enumerate(o.sample_invoice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5"><text:placeholder text:placeholder-type="text">&lt;sequence +1&gt;</text:placeholder></text:p>
          </table:table-cell>
          <table:table-cell table:style-name="Table1.A2" table:number-columns-spanned="3" office:value-type="string">
            <text:p text:style-name="P4"><text:placeholder text:placeholder-type="text">&lt;line.product_id and line.product_id.name or ''&gt;</text:placeholder></text:p>
          </table:table-cell>
          <table:covered-table-cell/>
          <table:covered-table-cell/>
          <table:table-cell table:style-name="Table1.A2" office:value-type="string">
            <text:p text:style-name="P5"><text:placeholder text:placeholder-type="text">&lt;line.quantity or 0&gt;</text:placeholder></text:p>
          </table:table-cell>
          <table:table-cell table:style-name="Table1.A2" office:value-type="string">
            <text:p text:style-name="P6"><text:placeholder text:placeholder-type="text">&lt;line.rate_per_kg or 0&gt;</text:placeholder></text:p>
          </table:table-cell>
          <table:table-cell table:style-name="Table1.H23" office:value-type="float" office:value="0">
            <text:p text:style-name="P6"><text:placeholder text:placeholder-type="text">&lt;line.quantity*line.rate_per_kg or 0&gt;</text:placeholder></text:p>
          </table:table-cell>
        </table:table-row>
        <table:table-row>
          <table:table-cell table:style-name="Table1.A28" table:number-columns-spanned="8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7" office:value-type="string">
            <text:p text:style-name="P24"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3" office:value-type="float" office:value="0">
            <text:p text:style-name="P3"><text:placeholder text:placeholder-type="text">&lt;get_total(o.sample_invoice_line)&gt;</text:placeholder></text:p>
          </table:table-cell>
        </table:table-row>
        <table:table-row>
          <table:table-cell table:style-name="Table1.A28" table:number-columns-spanned="8" office:value-type="string">
            <text:p text:style-name="P15"><text:s text:c="36"/><text:span text:style-name="T6">FOR CUSTOMS PUSPOSE THE VALUE IS</text:span></text:p>
            <text:p text:style-name="P16"><text:s text:c="36"/><text:span text:style-name="T1"><text:placeholder text:placeholder-type="text">&lt;o.currency_id and o.currency_id.name or ''&gt;</text:placeholder></text:span><text:span text:style-name="T1"> </text:span><text:span text:style-name="T2"><text:placeholder text:placeholder-type="text">&lt;amount_to_text(get_total(o.sample_invoice_line),o.currency_id.name)&gt;</text:placeholder></text:span><text:span text:style-name="T2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8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8">
          <table:table-cell table:style-name="Table1.A28" table:number-columns-spanned="8" office:value-type="string">
            <text:p text:style-name="P15"><text:s text:c="36"/><text:span text:style-name="T7">NO COMMERCIAL VALUE AND ITS</text:span></text:p>
            <text:p text:style-name="P15"><text:s text:c="36"/><text:span text:style-name="T7">VALUE DECLARED ONLY FOR CUSTOMS PURPOS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29">
          <table:table-cell table:style-name="Table1.A2" table:number-columns-spanned="4" office:value-type="string">
            <text:p text:style-name="P30"/>
            <text:p text:style-name="P30">DECLARATION</text:p>
            <text:p text:style-name="P21">We declare that this Invoice shows the actual price of the goods</text:p>
            <text:p text:style-name="P21">described and that all particulars are true and correct</text:p>
          </table:table-cell>
          <table:covered-table-cell/>
          <table:covered-table-cell/>
          <table:covered-table-cell/>
          <table:table-cell table:style-name="Table1.G2" table:number-columns-spanned="4" office:value-type="float" office:value="0">
            <text:p text:style-name="P30">SIGNATURE&amp;DATE</text:p>
            <text:p text:style-name="P30"/>
            <text:p text:style-name="P30"/>
            <text:p text:style-name="P30"/>
            <text:p text:style-name="P42"><text:placeholder text:placeholder-type="text">&lt;get_vietname_date(o.invoice_date)  or ''&gt;</text:placeholder></text:p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Tahoma" svg:font-family="Tahoma" style:font-family-generic="swiss"/>
    <style:font-face style:name="DejaVu Sans" svg:font-family="'DejaVu Sans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0626in" style:type="center"/>
          <style:tab-stop style:position="8.1252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661in" fo:margin-bottom="0.0626in" fo:margin-left="0.2189in" fo:margin-right="0.156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tpham </meta:initial-creator>
    <meta:creation-date>2014-07-08T23:49:03</meta:creation-date>
    <dc:date>2014-10-27T16:01:53.848000000</dc:date>
    <meta:editing-duration>PT6H34M9S</meta:editing-duration>
    <meta:editing-cycles>139</meta:editing-cycles>
    <meta:generator>LibreOffice/4.2.3.3$Windows_x86 LibreOffice_project/882f8a0a489bc99a9e60c7905a60226254cb6ff0</meta:generator>
    <meta:document-statistic meta:table-count="1" meta:image-count="0" meta:object-count="0" meta:page-count="2" meta:paragraph-count="60" meta:word-count="205" meta:character-count="1902" meta:non-whitespace-character-count="1547"/>
  </office:meta>
</office:document-meta>
</file>